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66pt"/>
    </style:style>
    <style:style style:name="co2" style:family="table-column">
      <style:table-column-properties fo:break-before="auto" style:column-width="18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7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2"/>
        <table:table-column table:style-name="co2" table:number-columns-repeated="1015" table:default-cell-style-name="Default"/>
        <table:table-row table:style-name="ro1">
          <table:table-cell table:style-name="ce1" table:number-columns-repeated="8"/>
          <table:table-cell table:number-columns-repeated="1016"/>
        </table:table-row>
        <table:table-row table:style-name="ro2">
          <table:table-cell table:style-name="ce1"/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T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2" office:value-type="string" calcext:value-type="string">
            <text:p>D</text:p>
          </table:table-cell>
          <table:table-cell table:number-columns-repeated="2" table:style-name="ce2" office:value-type="string" calcext:value-type="string">
            <text:p>R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T</text:p>
          </table:table-cell>
          <table:table-cell table:number-columns-repeated="2" table:style-name="ce2" office:value-type="string" calcext:value-type="string">
            <text:p>Z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Z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D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D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table:formula="of:=COUNTIF([.B2:.H5]; [.B7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table:formula="of:=COUNTIF([.B2:.H5]; [.B8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Z</text:p>
          </table:table-cell>
          <table:table-cell table:formula="of:=COUNTIF([.B2:.H5]; [.B9])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</text:p>
          </table:table-cell>
          <table:table-cell table:formula="of:=COUNTIF([.B2:.H5]; [.B10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Q</text:p>
          </table:table-cell>
          <table:table-cell table:formula="of:=COUNTIF([.B2:.H5]; [.B11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K</text:p>
          </table:table-cell>
          <table:table-cell table:formula="of:=COUNTIF([.B2:.H5]; [.B1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table:formula="of:=COUNTIF([.B2:.H5]; [.B13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</text:p>
          </table:table-cell>
          <table:table-cell table:formula="of:=COUNTIF([.B2:.H5]; [.B14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T</text:p>
          </table:table-cell>
          <table:table-cell table:formula="of:=COUNTIF([.B2:.H5]; [.B15])" office:value-type="float" office:value="8" calcext:value-type="float">
            <text:p>8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03">00/00/0000</text:date>, <text:time style:data-style-name="N2" text:time-value="12:09:21.4320925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03T11:14:31.006681791</meta:creation-date>
    <dc:date>2024-08-03T13:47:20.703341371</dc:date>
    <meta:editing-duration>PT1H49M53S</meta:editing-duration>
    <meta:editing-cycles>19</meta:editing-cycles>
    <meta:generator>LibreOffice/5.1.6.2$Linux_X86_64 LibreOffice_project/10m0$Build-2</meta:generator>
    <meta:document-statistic meta:table-count="1" meta:cell-count="46" meta:object-count="0"/>
  </office:meta>
</office:document-meta>
</file>